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11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7cm" svg:stroke-color="#110000" draw:fill="none" draw:fill-color="#ffffff" fo:padding-top="-0.041cm" fo:padding-bottom="-0.041cm" fo:padding-left="-0.041cm" fo:padding-right="-0.04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89cm" fo:min-width="2.889cm"/>
    </style:style>
  </office:automatic-styles>
  <office:body>
    <office:drawing>
      <draw:page draw:name="page1" draw:style-name="dp1" draw:master-page-name="Default">
        <draw:g>
          <draw:glue-point draw:id="4" svg:x="-4.143cm" svg:y="-5cm"/>
          <draw:glue-point draw:id="5" svg:x="-4.143cm" svg:y="5cm"/>
          <draw:rect draw:style-name="gr1" draw:layer="layout" svg:width="0.667cm" svg:height="2cm" svg:x="0cm" svg:y="0cm">
            <text:p/>
          </draw:rect>
          <draw:line draw:style-name="gr2" draw:layer="layout" svg:x1="0.556cm" svg:y1="0.667cm" svg:x2="0.111cm" svg:y2="0.667cm">
            <text:p/>
          </draw:line>
          <draw:line draw:style-name="gr2" draw:layer="layout" svg:x1="0.526cm" svg:y1="0.778cm" svg:x2="0.141cm" svg:y2="0.556cm">
            <text:p/>
          </draw:line>
          <draw:line draw:style-name="gr2" draw:layer="layout" svg:x1="0.444cm" svg:y1="0.859cm" svg:x2="0.222cm" svg:y2="0.474cm">
            <text:p/>
          </draw:line>
          <draw:line draw:style-name="gr2" draw:layer="layout" svg:x1="0.333cm" svg:y1="1.556cm" svg:x2="0.333cm" svg:y2="0.444cm">
            <text:p/>
          </draw:line>
          <draw:line draw:style-name="gr2" draw:layer="layout" svg:x1="0.222cm" svg:y1="0.859cm" svg:x2="0.444cm" svg:y2="0.474cm">
            <text:p/>
          </draw:line>
          <draw:line draw:style-name="gr2" draw:layer="layout" svg:x1="0.141cm" svg:y1="0.778cm" svg:x2="0.526cm" svg:y2="0.556cm">
            <text:p/>
          </draw:line>
          <draw:line draw:style-name="gr3" draw:layer="layout" svg:x1="0.505cm" svg:y1="0.713cm" svg:x2="0.162cm" svg:y2="0.62cm">
            <text:p/>
          </draw:line>
          <draw:line draw:style-name="gr3" draw:layer="layout" svg:x1="0.459cm" svg:y1="0.792cm" svg:x2="0.208cm" svg:y2="0.541cm">
            <text:p/>
          </draw:line>
          <draw:line draw:style-name="gr3" draw:layer="layout" svg:x1="0.38cm" svg:y1="0.838cm" svg:x2="0.287cm" svg:y2="0.495cm">
            <text:p/>
          </draw:line>
          <draw:line draw:style-name="gr3" draw:layer="layout" svg:x1="0.287cm" svg:y1="0.838cm" svg:x2="0.38cm" svg:y2="0.495cm">
            <text:p/>
          </draw:line>
          <draw:line draw:style-name="gr3" draw:layer="layout" svg:x1="0.208cm" svg:y1="0.792cm" svg:x2="0.459cm" svg:y2="0.541cm">
            <text:p/>
          </draw:line>
          <draw:line draw:style-name="gr3" draw:layer="layout" svg:x1="0.162cm" svg:y1="0.713cm" svg:x2="0.505cm" svg:y2="0.62cm">
            <text:p/>
          </draw:line>
          <draw:frame draw:style-name="gr4" draw:layer="layout" svg:width="2.889cm" svg:height="1.025cm" svg:x="1cm" svg:y="0.84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DFB Laser (vertical)</dc:title>
    <meta:creation-date>2011-02-07T16:49:58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